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/>
    <style:font-face style:name="Abyssinica SIL" svg:font-family="'Abyssinica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byssinica SIL" officeooo:rsid="00014821" officeooo:paragraph-rsid="000319ff"/>
    </style:style>
    <style:style style:name="P2" style:family="paragraph" style:parent-style-name="Standard">
      <style:text-properties style:font-name="Abyssinica SIL" officeooo:rsid="00014821" officeooo:paragraph-rsid="00014821"/>
    </style:style>
    <style:style style:name="P3" style:family="paragraph" style:parent-style-name="Standard">
      <style:text-properties style:font-name="Abyssinica SIL" fo:font-weight="bold" officeooo:rsid="00014821" officeooo:paragraph-rsid="00014821" style:font-weight-asian="bold" style:font-weight-complex="bold"/>
    </style:style>
    <style:style style:name="P4" style:family="paragraph" style:parent-style-name="Standard">
      <style:text-properties style:font-name="Abyssinica SIL" officeooo:rsid="00063815" officeooo:paragraph-rsid="00014821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byssinica SIL" fo:font-size="12pt" fo:letter-spacing="normal" fo:font-style="normal" fo:font-weight="normal" officeooo:paragraph-rsid="000319ff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byssinica SIL" fo:font-size="12pt" fo:letter-spacing="normal" fo:font-style="normal" fo:font-weight="normal" officeooo:rsid="00014821" officeooo:paragraph-rsid="000319ff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byssinica SIL" fo:font-size="12pt" fo:letter-spacing="normal" fo:font-style="normal" fo:font-weight="bold" officeooo:paragraph-rsid="000319ff" style:font-weight-asian="bold" style:font-weight-complex="bold"/>
    </style:style>
    <style:style style:name="T1" style:family="text">
      <style:text-properties officeooo:rsid="000319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4.5.2014</text:span></text:p>
      <text:p text:style-name="P7">TASKS TO DO:</text:p>
      <text:p text:style-name="P5">website/client/wsgi group:  </text:p>
      <text:p text:style-name="P5">--go through the python API on codecademy</text:p>
      <text:p text:style-name="P5">--research GET/POST for wsgi</text:p>
      <text:p text:style-name="P5">--meet at 7 in CatLab tonight to figure out wsgi together</text:p>
      <text:p text:style-name="P5">--we'll add to this list once wsgi has been subdued</text:p>
      <text:p text:style-name="P5">--figuring out a way to move files with wgsi will be critical and also challenging--maybe save until next Tuesday when we meet with Andrew again</text:p>
      <text:p text:style-name="P5"/>
      <text:p text:style-name="P5">storage:</text:p>
      <text:p text:style-name="P5">--figure out how to make a new directory and put files into it IF files have been changed</text:p>
      <text:p text:style-name="P5">--change the variable names to something less confusing</text:p>
      <text:p text:style-name="P5">--do a metadata file in each directory</text:p>
      <text:p text:style-name="P5">--organize all files/functions for easy calling from wsgi</text:p>
      <text:p text:style-name="P6"><text:span text:style-name="T1">--other things, I'm sure</text:span></text:p>
      <text:p text:style-name="P2"/>
      <text:p text:style-name="P2"/>
      <text:p text:style-name="P2"/>
      <text:p text:style-name="P2">14.4.2014</text:p>
      <text:p text:style-name="P2"/>
      <text:p text:style-name="P3">Tasks:</text:p>
      <text:p text:style-name="P4">1.creating repositories: Roi</text:p>
      <text:p text:style-name="P4">2.how to access repositories: Jeffrey and Carlos</text:p>
      <text:p text:style-name="P4">3.how to query repositories: Jenna</text:p>
      <text:p text:style-name="P4">4.how to return repository data to users: Chernoh</text:p>
      <text:p text:style-name="P4">5.website: Scott and Xander and Megan</text:p>
      <text:p text:style-name="P4">6.VM: Kiri</text:p>
      <text:p text:style-name="P4">7.Server Space, Domain Stuff: Robin and Chris</text:p>
      <text:p text:style-name="P4"/>
      <text:p text:style-name="P3">Due:</text:p>
      <text:p text:style-name="P2">3:00pm 19.4.2012, meeting in Pow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/>
    <style:font-face style:name="Abyssinica SIL" svg:font-family="'Abyssinica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rack-Grose </meta:initial-creator>
    <meta:creation-date>2014-04-17T11:20:42</meta:creation-date>
    <dc:date>2014-05-14T11:17:25</dc:date>
    <dc:creator>Strack-Grose </dc:creator>
    <meta:editing-duration>P0D</meta:editing-duration>
    <meta:editing-cycles>2</meta:editing-cycles>
    <meta:generator>LibreOffice/3.6$Linux_x86 LibreOffice_project/360m1$Build-2</meta:generator>
    <meta:document-statistic meta:table-count="0" meta:image-count="0" meta:object-count="0" meta:page-count="1" meta:paragraph-count="25" meta:word-count="166" meta:character-count="946" meta:non-whitespace-character-count="814"/>
  </office:meta>
</office:document-meta>
</file>